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Helvetica, sans-serif"/>
    <style:font-face style:name="OpenSymbol" svg:font-family="OpenSymbol"/>
    <style:font-face style:name="Times New Roman1" svg:font-family="'Times New Roman'"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none" fo:font-weight="normal" fo:background-color="transparent" style:font-size-asian="12pt" style:font-weight-asian="normal" style:font-size-complex="12pt" style:font-weight-complex="normal"/>
    </style:style>
    <style:style style:name="P6"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15%" fo:text-align="justify" style:justify-single-word="false"/>
      <style:text-properties style:use-window-font-color="tru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15%" fo:text-align="justify" style:justify-single-word="false"/>
      <style:text-properties style:use-window-font-color="true" style:font-name="Times New Roman" fo:font-size="12pt" fo:language="fr" fo:country="FR" fo:font-style="normal" style:text-underline-style="none" fo:font-weight="normal" style:font-size-asian="12pt" style:font-style-asian="normal" style:font-weight-asian="normal" style:font-size-complex="12pt" style:font-weight-complex="bold"/>
    </style:style>
    <style:style style:name="P9" style:family="paragraph" style:parent-style-name="Standard">
      <style:paragraph-properties fo:line-height="115%" fo:text-align="justify" style:justify-single-word="false"/>
      <style:text-properties style:use-window-font-color="true" style:font-name="Calibri" fo:font-size="11pt" fo:language="fr" fo:country="FR" fo:font-style="normal" style:text-underline-style="none" fo:font-weight="normal" style:font-size-asian="11pt" style:font-style-asian="normal" style:font-weight-asian="normal" style:font-size-complex="12pt" style:font-weight-complex="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text-position="0% 1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ff6600" fo:font-size="12pt" style:text-underline-style="none" fo:font-weight="normal" fo:background-color="transparent"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1" fo:font-size="12pt" fo:font-weight="normal"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Times New Roman" fo:font-size="12pt" fo:language="fr" fo:country="FR" style:text-underline-style="none" fo:font-weight="normal"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2" style:family="paragraph" style:parent-style-name="Standard" style:list-style-name="L3">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color="#000000" style:font-name="Times New Roman" fo:font-size="12pt" fo:language="fr" fo:country="FR" style:text-underline-style="none" fo:font-weight="normal" style:font-size-asian="12pt" style:font-weight-asian="normal" style:font-size-complex="12pt" style:font-weight-complex="normal"/>
    </style:style>
    <style:style style:name="P24"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25" style:family="paragraph" style:parent-style-name="Standard" style:list-style-name="L7">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Standard"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27"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28" style:family="paragraph" style:parent-style-name="Standard" style:list-style-name="L5">
      <style:paragraph-properties fo:text-align="start" style:justify-single-word="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6">
      <style:paragraph-properties fo:text-align="start" style:justify-single-word="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color="#009900"/>
    </style:style>
    <style:style style:name="T5" style:family="text">
      <style:text-properties fo:color="#009900" fo:font-weight="normal" style:font-weight-asian="normal" style:font-weight-complex="normal"/>
    </style:style>
    <style:style style:name="T6" style:family="text">
      <style:text-properties fo:color="#0000cc"/>
    </style:style>
    <style:style style:name="T7" style:family="text">
      <style:text-properties style:use-window-font-color="true"/>
    </style:style>
    <style:style style:name="T8" style:family="text">
      <style:text-properties fo:background-color="transparent" loext:char-shading-value="0"/>
    </style:style>
    <style:style style:name="T9" style:family="text">
      <style:text-properties fo:font-weight="bold" style:font-weight-asian="bold" style:font-weight-complex="bold"/>
    </style:style>
    <style:style style:name="T10" style:family="text">
      <style:text-properties style:font-name="Times New Roman"/>
    </style:style>
    <style:style style:name="T11" style:family="text">
      <style:text-properties fo:color="#000000"/>
    </style:style>
    <style:style style:name="T12" style:family="text">
      <style:text-properties fo:color="#000000" fo:language="fr" fo:country="FR" style:text-underline-style="none" fo:font-weight="normal" style:font-weight-asian="normal" style:font-weight-complex="normal"/>
    </style:style>
    <style:style style:name="T13" style:family="text">
      <style:text-properties fo:language="fr" fo:country="FR" style:text-underline-style="none" fo:font-weight="normal" style:font-weight-asian="normal" style:font-weight-complex="normal"/>
    </style:style>
    <style:style style:name="T14" style:family="text">
      <style:text-properties style:font-name="Times New Roman1"/>
    </style:style>
    <style:style style:name="T15" style:family="text">
      <style:text-properties fo:font-variant="normal" fo:text-transform="none" fo:color="#000000" style:font-name="Arial1" fo:letter-spacing="normal" fo:language="fr" fo:country="FR" fo:font-style="normal" style:text-underline-style="none" fo:font-weight="normal" style:font-weight-asian="normal" style:font-weight-complex="normal"/>
    </style:style>
    <style:style style:name="T16" style:family="text">
      <style:text-properties fo:font-variant="normal" fo:text-transform="none" fo:color="#000000" fo:letter-spacing="normal" fo:language="fr" fo:country="FR" fo:font-style="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P 25 : Mesures et contrôle</text:p>
      <text:p text:style-name="P3"/>
      <text:p text:style-name="P2">Eléments imposés : <text:span text:style-name="T3">? (peut être un capteur en particulier)</text:span></text:p>
      <text:p text:style-name="P2"/>
      <text:p text:style-name="P13">Niveau : <text:span text:style-name="T3">L1</text:span></text:p>
      <text:p text:style-name="P13"/>
      <text:p text:style-name="P13">Pré-requis : <text:span text:style-name="T13">- Incertitudes (Tale)</text:span></text:p>
      <text:list xml:id="list7195810549233402394" text:style-name="L1">
        <text:list-item>
          <text:p text:style-name="P20">Diviseur de tension (Tale)</text:p>
        </text:list-item>
        <text:list-item>
          <text:p text:style-name="P20">loi d'Ohm (1ere)</text:p>
        </text:list-item>
      </text:list>
      <text:p text:style-name="P14"/>
      <text:p text:style-name="P13">Biblio : <text:span text:style-name="T3">-</text:span><text:span text:style-name="T12"> PC Term STI2D, STL, Nathan</text:span></text:p>
      <text:list xml:id="list4071215443015235425" text:style-name="L2">
        <text:list-item>
          <text:p text:style-name="P23">Les capteurs en instrumentation industrielle, Asch</text:p>
        </text:list-item>
        <text:list-item>
          <text:p text:style-name="P21"><text:span text:style-name="T16">Expériences de physique : CAPES de sciences physiques, D</text:span><text:span text:style-name="T15">uffait</text:span></text:p>
        </text:list-item>
        <text:list-item>
          <text:p text:style-name="P23">TI R400 V1 : capteurs-définitions</text:p>
        </text:list-item>
        <text:list-item>
          <text:p text:style-name="P23">TI R2517 V1 : Mesure des températures</text:p>
        </text:list-item>
      </text:list>
      <text:p text:style-name="P13"/>
      <text:p text:style-name="P13">Intro péda : </text:p>
      <text:p text:style-name="P13"/>
      <text:p text:style-name="P14">Leçon au niveau 1ere année de BTS métiers de la chimie dans la section mesure et contrôle ; leçon plutôt de début d'année après un cours de rappel d'électricité pour qu'ils aient bien la loi d'Ohm et formule du pont diviseur de tension en tête.</text:p>
      <text:p text:style-name="P14"/>
      <text:p text:style-name="P14">Formation de technicien/ingénieur, ils doivent donc savoir faire mesure et contrôle et on va donc essayer de l'ancrée dans ce qu'ils pourront être amené à faire plus tard en étudiant un capteur en particulier (thermistance) et en essayant à la fin d'étudier un cahier des charges.</text:p>
      <text:p text:style-name="P14"/>
      <text:p text:style-name="P14">Notion déjà abordée en Tale STL donc on va approfondir ces notions mais il faudra également tout réintroduire pour élèves venant d'autres filières.</text:p>
      <text:p text:style-name="P14"/>
      <text:p text:style-name="P13">Obj <text:span text:style-name="T3">: - Comprendre les différents maillon de la chaîne de mesure et du contrôle de la mesure</text:span></text:p>
      <text:p text:style-name="P14"/>
      <text:p text:style-name="P13"><text:span text:style-name="T2">Difficultés </text:span><text:span text:style-name="T3">: - beaucoup de vocabulaire </text:span></text:p>
      <text:list xml:id="list9482418860982565" text:style-name="L3">
        <text:list-item>
          <text:p text:style-name="P22">bien savoir ce que l'on veut mesurer, par quel moyen on l'obtient et ce que l'on mesure vraiment</text:p>
        </text:list-item>
      </text:list>
      <text:p text:style-name="P13"/>
      <text:p text:style-name="P14">TD : étude d'autres capteurs + autre cahier des charges</text:p>
      <text:p text:style-name="P13"/>
      <text:p text:style-name="P13">Intro :</text:p>
      <text:p text:style-name="P13"/>
      <text:p text:style-name="P8">Comme vous le savez certainement, dans l'industrie il faut en permanence faire des mesures et des contrôle pour bien surveiller que tout se passe bien ou que l'on a bien ce que l'on veut, qui répond bien au cahier des charges.</text:p>
      <text:p text:style-name="P8">Par exemple, un industriel faisant une réaction chimique, il doit en permanence surveiller que la réaction ne s'emballe pas (T pas trop haute) mais il faut quand même qu'elle se fasse (T pas trop basse) → température mesurer en permanence ou au moins très régulièrement.</text:p>
      <text:p text:style-name="P8"/>
      <text:p text:style-name="P8">Il faut alors se demander comment on va surveiller la température et avec quoi pour que ce soit le plus approprié au besoin de l'industriel.</text:p>
      <text:p text:style-name="P9"/>
      <text:list xml:id="list4524842365287910228" text:style-name="L4">
        <text:list-item>
          <text:p text:style-name="P24"><text:soft-page-break/>Effectuer une mesure et un contrôle</text:p>
        </text:list-item>
      </text:list>
      <text:p text:style-name="P2"/>
      <text:p text:style-name="P2"><text:tab/><text:span text:style-name="T3">A) </text:span><text:span text:style-name="T2">La chaîne de mesure</text:span></text:p>
      <text:p text:style-name="P1"/>
      <text:p text:style-name="P18">Nathan p.68-70</text:p>
      <text:p text:style-name="P1">La chaîne de mesure est composée, comme toute chaîne, de plusieurs maillons (construire schéma au tableau). Ainsi, pour caractériser un phénomène on va devoir extraire une mesurande du phénomène physique observé dont on fait le mesurage via un capteur et on traite le signal afin d'obtenir la mesure.</text:p>
      <text:p text:style-name="P1"/>
      <text:p text:style-name="P2"><text:span text:style-name="T5">Mesurande</text:span><text:span text:style-name="T3"> : grandeur physique objet de la mesure (ex : T, P, U, i...)</text:span></text:p>
      <text:p text:style-name="P2"><text:span text:style-name="T5">Mesurage</text:span><text:span text:style-name="T3"> (ou mesure) : ensemble des opérations expérimentales permettant l'attribution d'une valeur numérique au mesurande.</text:span></text:p>
      <text:p text:style-name="P1">Lorsqu'on fait un mesurage par voie électronique, par ex des acquisitions numériques, il est </text:p>
      <text:p text:style-name="P2"><text:span text:style-name="T3">nécessaire de produire, à partir du mesurande, une grandeur électrique → Détecter via un </text:span><text:span text:style-name="T5">capteur.</text:span></text:p>
      <text:p text:style-name="P1"/>
      <text:p text:style-name="P1">Par exemple : le thermomètre à alcool pour mesure T four : mesurande = T ; capteur = capillaire + liquide ; signal = hauteur de liquide et lecture avec graduation.</text:p>
      <text:p text:style-name="P1"/>
      <text:p text:style-name="P1">Tr : mais il ne suffit pas de prendre la mesure, il faut avoir un regard critique sur celle-ci.</text:p>
      <text:p text:style-name="P1"/>
      <text:p text:style-name="P2"><text:span text:style-name="T3"><text:tab/>B) </text:span><text:span text:style-name="T2">Erreur et validité</text:span></text:p>
      <text:p text:style-name="P1"/>
      <text:p text:style-name="P15">2 types d'erreur possibles : </text:p>
      <text:list xml:id="list2101692327973114735" text:style-name="L5">
        <text:list-item>
          <text:p text:style-name="P28"><text:span text:style-name="T4">erreur systématique</text:span> = biais dans la mesure (valeur tabulée de ref fausse)</text:p>
        </text:list-item>
        <text:list-item>
          <text:p text:style-name="P28"><text:span text:style-name="T4">erreur aléatoire</text:span> = dépend de la lecture</text:p>
        </text:list-item>
      </text:list>
      <text:p text:style-name="P15"/>
      <text:p text:style-name="P15">On peut alors qualifier les appareils avec 2 adjectifs (c<text:span text:style-name="T8">f diapo</text:span>) :</text:p>
      <text:list xml:id="list5148749793841505871" text:style-name="L6">
        <text:list-item>
          <text:p text:style-name="P29"><text:span text:style-name="T4">justesse</text:span> = qualifie l'écart à la valeur vraie (liée à l'erreur systématique)</text:p>
        </text:list-item>
        <text:list-item>
          <text:p text:style-name="P29"><text:span text:style-name="T4">fidélité</text:span> = qualifie la dispersion des mesures (liée à l'erreur aléatoire)</text:p>
        </text:list-item>
      </text:list>
      <text:p text:style-name="P15">→ un appareil juste et fidèle = <text:span text:style-name="T4">précis</text:span></text:p>
      <text:p text:style-name="P11"/>
      <text:p text:style-name="P12">Et pour s'assurer de la validité d'une mesure il faut bien évidemment la donner avec les incertitudes comme vous l'avez déjà vu.</text:p>
      <text:p text:style-name="P12"/>
      <text:p text:style-name="P12">Tr : On a fait beaucoup de théorie maintenant si on regarde en pratique pour la mesure de la température ! Et en général, on utilise plutôt mesure électronique maintenant avec thermistance par exemple.</text:p>
      <text:p text:style-name="P11"/>
      <text:list xml:id="list5962506303069940942" text:style-name="L7">
        <text:list-item>
          <text:p text:style-name="P25">Etude d'une chaîne de mesure</text:p>
        </text:list-item>
      </text:list>
      <text:p text:style-name="P1"/>
      <text:p text:style-name="P1"><text:tab/>A) <text:span text:style-name="T1">Critère d'utilisation d'un capteur</text:span></text:p>
      <text:p text:style-name="P1"/>
      <text:p text:style-name="P1">Les capteurs ont différents domaines d'utilisation (TI R400 V1) :</text:p>
      <text:list xml:id="list3980548357133302310" text:style-name="L8">
        <text:list-item>
          <text:p text:style-name="P26"><text:span text:style-name="T4">domaine nominal d'emploi </text:span>= domaine de condition normale d'utilisation du capteur (par exemple pour la thermistance = de -200°C à 600°C (pour résistance Pt100 cf TI))</text:p>
        </text:list-item>
        <text:list-item>
          <text:p text:style-name="P26"><text:span text:style-name="T4">Domaine de non détérioration</text:span> = altération réversibles du capteur modifiant ses caractéristiques métrologiques (ici jusqu'à -300°C et 1100°C)</text:p>
        </text:list-item>
        <text:list-item>
          <text:p text:style-name="P26"><text:span text:style-name="T4">Domaine de non destruction</text:span> = jusqu'à 1500°C</text:p>
        </text:list-item>
      </text:list>
      <text:p text:style-name="P1"/>
      <text:p text:style-name="P1">Autre critère important = temps de réponse du capteur. En effet, il ne faut pas qu'il soit plus long que le temps de l'expérience.</text:p>
      <text:p text:style-name="P1"><text:soft-page-break/><text:span text:style-name="T6">Exp </text:span>: mesure temps de réponse Pt100 (avec pont diviseur de tension et aquisition Latis Pro, cf <text:span text:style-name="T11">Nathan T STL p.67)</text:span> et thermomètre à alcool (chrono) : ajout d'eau chaude, on regarde combien de temps mettent les 2 capteurs à donner valeurs.</text:p>
      <text:p text:style-name="P1"/>
      <text:p text:style-name="P1">Tr : une fois que l'on a le bon capteur, il faut faire le lien entre le signal renvoyé par capteur (ici tension/résistance) et le mesurande.</text:p>
      <text:p text:style-name="P1"/>
      <text:p text:style-name="P1"><text:tab/>B) <text:span text:style-name="T1">Etalonnage et sensibilité</text:span></text:p>
      <text:p text:style-name="P1"/>
      <text:p text:style-name="P1">Il faut que l'on sache comment remonter à la température à partir de la tension/résistance mesurée.</text:p>
      <text:p text:style-name="P1">Pour cela, on va étalonner le capteur. Il existe 2 types d'étalonnage :</text:p>
      <text:list xml:id="list2890093415873570685" text:style-name="L9">
        <text:list-item>
          <text:p text:style-name="P27">étalonnage direct = avec échantillons de référence</text:p>
        </text:list-item>
        <text:list-item>
          <text:p text:style-name="P27">étalonnage indirect = en utilisant un autre appareil déjà étalonné.</text:p>
        </text:list-item>
      </text:list>
      <text:p text:style-name="P1"/>
      <text:p text:style-name="P1"><text:span text:style-name="T6">Exp</text:span> : étalonnage du Pt100 : avec thermocouple et eau à différente T (à faire en préparation et ajout d'un point en direct)</text:p>
      <text:p text:style-name="P1">→ on obtient une droite : relation linéaire entre R et T (Rq : de manière générale on cherche à avoir relation linéaire = simple) : détermination coeff de proportionnalité + incertitudes</text:p>
      <text:p text:style-name="P1"/>
      <text:p text:style-name="P1">Tout à l'heure on a vu qu'il pouvait y avoir des erreurs de manipulation, il faudrait donc faire plusieurs étalonnages et c'est la notion de répétabilité qui permettra de voir si mesure fidèle ou non.</text:p>
      <text:p text:style-name="P1"/>
      <text:p text:style-name="P1">La sensibilité est également très importante.</text:p>
      <text:p text:style-name="P1">On la définit comme S = <text:span text:style-name="T14">Δ</text:span><text:span text:style-name="T10">s/</text:span><text:span text:style-name="T14">Δm (s = signal, m = mesurande) = variation de la grandeur en sortie du capteur en fonction de la variation de la mesurande dessin au tableau : 2 droites avec pentes différentes voir la différence de <text:s/>Δ</text:span><text:span text:style-name="T10">s pour un même </text:span><text:span text:style-name="T14">Δm)</text:span></text:p>
      <text:p text:style-name="P19">Il ne faut donc pas un coeff de proportionnalité trop faible, sinon capteur peu sensible.</text:p>
      <text:p text:style-name="P19"/>
      <text:p text:style-name="P19">Tr : maintenant que l'on a choisit et étalonné le capteur, l'industriel veut aussi avoir un contrôle sur la mesure automatisée sans avoir besoin de surveiller la valeur.</text:p>
      <text:p text:style-name="P19"/>
      <text:p text:style-name="P2"><text:s text:c="5"/>III) Contrôle à l'échelle industrielle</text:p>
      <text:p text:style-name="P2"/>
      <text:p text:style-name="P1"><text:tab/>A) <text:span text:style-name="T1">Automatisation du contrôle</text:span></text:p>
      <text:p text:style-name="P1"/>
      <text:p text:style-name="P1">Si on reprend l'exemple du réacteur chimique : l'industriel veut que le réacteur reste dans une gamme de T. Il faut alors comparer la R aux T des bornes.</text:p>
      <text:p text:style-name="P1"/>
      <text:p text:style-name="P1"><text:span text:style-name="T6">Exp</text:span> : Chaine de mesure ; régulation par boucle de rétroaction <text:span text:style-name="T7">: Duffait CAPES p.147</text:span></text:p>
      <text:p text:style-name="P1"/>
      <text:p text:style-name="P1">Tr : en industrie, il faut respecter un cahier des charges lorsque l'on fait une mesure</text:p>
      <text:p text:style-name="P1"/>
      <text:p text:style-name="P1"><text:tab/>B) <text:span text:style-name="T1">Respect d'un cahier des charges</text:span></text:p>
      <text:p text:style-name="P16">(cf diapo)</text:p>
      <text:p text:style-name="P7">On veut mesurer température réaction chimique entre 500 et 1200°C ; pas de tungstène (risque de réaction), avec une précision de 0,5% et un temps de réponse de 20 sec.</text:p>
      <text:p text:style-name="P7"/>
      <text:p text:style-name="P7">Tableau comparatif de différents capteurs cf diapo + Asch p. 283 : pour temps de réponse : tous OK (ils ont tous temps de réponse de l'ordre de la seconde ou inférieur), on regarde les autres critères et on élimine ceux qui ne conviennent pas à chaque fois puis avec ceux qu'il reste voir lequel reviendrait le moins cher.</text:p>
      <text:p text:style-name="P4"><text:soft-page-break/>Conclusion : </text:p>
      <text:p text:style-name="P17">cf diapo : schéma chaîne de mesure</text:p>
      <text:p text:style-name="P5">Ouverture : on a vu comment faire une mesure en fonction de ce que l'on voulait, on pourra voir comment faire une mesure bien précise et voir plus en profondeur les incertitudes</text:p>
      <text:p text:style-name="P6"/>
      <text:p text:style-name="P6"><text:span text:style-name="T9">Remarques </text:span>:</text:p>
      <text:p text:style-name="P6">• Il y a 2 types de capteurs : actifs et passifs</text:p>
      <text:p text:style-name="P6">• Résistance Pt100 car résistance en platine valant 100 ohms à T = 0°C</text:p>
      <text:p text:style-name="P6"/>
      <text:p text:style-name="P6"/>
      <text:p text:style-name="P6">Pour le pendule : </text:p>
      <text:p text:style-name="P6">https://phet.colorado.edu/sims/html/pendulum-lab/latest/pendulum-lab_fr.html https://www.pccl.fr/physique_chimie_college_lycee/lycee/seconde/pendule_simple_periode_qcm.ht m </text:p>
      <text:p text:style-name="P6">Pour le spectrophotomètre : https://phet.colorado.edu/sims/html/beers-law-lab/latest/beers-law-lab_fr.html (Trop bien!!!!!) + montrer image vrai spectrophotomètre. </text:p>
      <text:p text:style-name="P6"/>
      <text:p text:style-name="P6"/>
      <text:p text:style-name="P6">Questions : </text:p>
      <text:p text:style-name="P6">-Pourquoi Beer-Lambert ne fonctionne plus si concentration trop haute ? Néglige intéractions entre molécules. </text:p>
      <text:p text:style-name="P6">-A quoi sert le blanc ? Ramener à 0 le départ, prend en compte absorbance de cuve et solvant. </text:p>
      <text:p text:style-name="P6">-Combien de confiance si on prend un coefficient de 1 et pas 2 ? environ 68\%. </text:p>
      <text:p text:style-name="P6">-Pour incertitudes de type A, qu'est-ce que le facteur de Student ? coeff à ajouter si on a moins de 10 valeurs, qui dépend du degré de libertés du système et de l'intervalle de confiance souhaité (tabulé). -Y a-t-il toujours besoin d'un capteur lors d'une mesure ? Non pas forcément, mesure temps ou taille.. </text:p>
      <text:p text:style-name="P6"/>
      <text:p text:style-name="P6">-D’où sort les 95% de l’élargissement des incertitudes ? Vient de la distribution gaussienne... -L’écart-type, d’un point de vue mathématique, ça sort d’où ? L’éclatement des valeurs... </text:p>
      <text:p text:style-name="P6">On peut parler des moments de distribution, l’écart type/la variance ça vient de là. L’espérance ça vient du moment d’ordre 1 ; la variance c’est un moment d’ordre 2... si on regarde les moments d’ordre supérieur, 3 ou 4 : en fait ces deux là sont utiles en traitement de données. Typiquement le moment d’ordre 3 est un coefficient d’assymétrie, ça donne une idée de la symétrie de la répartition... le moment d’ordre 4, ça donne un coefficient d’applatissement d’une courbe.</text:p>
      <text:p text:style-name="P6"/>
      <text:p text:style-name="P6">-Comment marche un LC-mètre ? Générateur de courant, en fonction de la résistance, on mesure une tension... En fait c’est un RLC-1. (mesure une fréquence de résonance). </text:p>
      <text:p text:style-name="P6">-D’où vient l’erreur systématique ? Souvent du matériel, parfois peut venir de quelque chose de plus problématique : un phénomène physique ; en fait c’est pas une erreur. Exemple type, une cavité dont on cherche les fréquences de résonance ; on peut avoir un décalage entre mesure et théorie, en fait, du à un detuning, c’est un phénomène physi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Helvetica, sans-serif"/>
    <style:font-face style:name="OpenSymbol" svg:font-family="OpenSymbol"/>
    <style:font-face style:name="Times New Roman1" svg:font-family="'Times New Roman'"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Titre1" style:family="paragraph" style:parent-style-name="Standard">
      <style:paragraph-properties loext:contextual-spacing="false" fo:margin-top="0.42cm" fo:margin-bottom="0.21cm"/>
    </style:style>
    <style:style style:name="Titre2" style:family="paragraph" style:parent-style-name="Standard">
      <style:paragraph-properties loext:contextual-spacing="false"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loext:contextual-spacing="false" fo:margin-top="0cm" fo:margin-bottom="0.499cm"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loext:contextual-spacing="false"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loext:contextual-spacing="false"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loext:contextual-spacing="false"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loext:contextual-spacing="false"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lan_20_1" style:display-name="Plan 1" style:family="paragraph">
      <style:paragraph-properties loext:contextual-spacing="false" fo:margin-top="0cm" fo:margin-bottom="0.499cm"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loext:contextual-spacing="false" fo:margin-top="0cm" fo:margin-bottom="0.4cm"/>
      <style:text-properties fo:font-size="28pt" style:font-size-asian="28pt" style:font-size-complex="28pt"/>
    </style:style>
    <style:style style:name="Plan_20_3" style:display-name="Plan 3" style:family="paragraph" style:parent-style-name="Plan_20_2">
      <style:paragraph-properties loext:contextual-spacing="false" fo:margin-top="0cm" fo:margin-bottom="0.3cm"/>
      <style:text-properties fo:font-size="24pt" style:font-size-asian="24pt" style:font-size-complex="24pt"/>
    </style:style>
    <style:style style:name="Plan_20_4" style:display-name="Plan 4" style:family="paragraph" style:parent-style-name="Plan_20_3">
      <style:paragraph-properties loext:contextual-spacing="false" fo:margin-top="0cm" fo:margin-bottom="0.199cm"/>
      <style:text-properties fo:font-size="20pt" style:font-size-asian="20pt" style:font-size-complex="20pt"/>
    </style:style>
    <style:style style:name="Plan_20_5" style:display-name="Plan 5" style:family="paragraph" style:parent-style-name="Plan_20_4">
      <style:paragraph-properties loext:contextual-spacing="false"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énédicte Grebille</meta:initial-creator>
    <meta:creation-date>2020-03-31T08:42:03.49</meta:creation-date>
    <dc:date>2021-04-20T10:17:09.82</dc:date>
    <meta:editing-duration>PT11H11M47S</meta:editing-duration>
    <meta:editing-cycles>29</meta:editing-cycles>
    <meta:generator>OpenOffice/4.1.7$Win32 OpenOffice.org_project/417m1$Build-9800</meta:generator>
    <meta:document-statistic meta:table-count="0" meta:image-count="0" meta:object-count="0" meta:page-count="4" meta:paragraph-count="91" meta:word-count="1615" meta:character-count="9561"/>
  </office:meta>
</office:document-meta>
</file>